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62648" calcext:value-type="float">
            <text:p>57.7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2168" calcext:value-type="float">
            <text:p>57.7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956" calcext:value-type="float">
            <text:p>57.4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9144" calcext:value-type="float">
            <text:p>57.1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7224" calcext:value-type="float">
            <text:p>57.0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2864" calcext:value-type="float">
            <text:p>56.4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4328" calcext:value-type="float">
            <text:p>55.9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7896" calcext:value-type="float">
            <text:p>56.3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9112" calcext:value-type="float">
            <text:p>51.5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7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0856" calcext:value-type="float">
            <text:p>45.7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201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6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